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2447a2" officeooo:paragraph-rsid="002447a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2447a2" officeooo:paragraph-rsid="0028e8c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2447a2" officeooo:paragraph-rsid="0038b86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officeooo:rsid="001331b3" officeooo:paragraph-rsid="001331b3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officeooo:rsid="000fcb42" officeooo:paragraph-rsid="000fcb42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fo:font-weight="bold" officeooo:rsid="000fcb42" officeooo:paragraph-rsid="000fcb42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fo:font-style="italic" fo:font-weight="bold" officeooo:rsid="000fcb42" officeooo:paragraph-rsid="003fd754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cb42" officeooo:paragraph-rsid="003fd754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3c78" officeooo:paragraph-rsid="0025ae3a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3c78" officeooo:paragraph-rsid="003fd754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c780b" officeooo:paragraph-rsid="002c780b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123c78" officeooo:paragraph-rsid="003fd754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a8573" officeooo:paragraph-rsid="003fd754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Liberation Serif" fo:font-size="12pt" style:text-underline-style="none" fo:font-weight="normal" officeooo:rsid="001a8573" officeooo:paragraph-rsid="000fcb42" style:font-size-asian="16pt" style:font-weight-asian="normal" style:font-size-complex="16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style:font-name="Liberation Serif" fo:font-size="12pt" style:text-underline-style="solid" style:text-underline-width="auto" style:text-underline-color="font-color" fo:font-weight="normal" officeooo:rsid="00115da9" officeooo:paragraph-rsid="003fd754" style:font-size-asian="16pt" style:font-weight-asian="normal" style:font-size-complex="16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style:font-name="Liberation Serif" fo:font-size="12pt" style:text-underline-style="solid" style:text-underline-width="auto" style:text-underline-color="font-color" fo:font-weight="normal" officeooo:rsid="001a8573" officeooo:paragraph-rsid="003fd754" style:font-size-asian="16pt" style:font-weight-asian="normal" style:font-size-complex="16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style:font-name="Liberation Serif" fo:font-size="12pt" style:text-underline-style="none" fo:font-weight="normal" officeooo:rsid="00123c78" officeooo:paragraph-rsid="003fd754" style:font-size-asian="16pt" style:font-weight-asian="normal" style:font-size-complex="16pt" style:font-weight-complex="normal"/>
    </style:style>
    <style:style style:name="P1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2pt" style:text-underline-style="solid" style:text-underline-width="auto" style:text-underline-color="font-color" fo:font-weight="normal" officeooo:rsid="00115da9" officeooo:paragraph-rsid="003fd754" style:font-size-asian="16pt" style:font-weight-asian="normal" style:font-size-complex="16pt" style:font-weight-complex="normal"/>
    </style:style>
    <style:style style:name="P1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2pt" style:text-underline-style="solid" style:text-underline-width="auto" style:text-underline-color="font-color" fo:font-weight="normal" officeooo:rsid="001a8573" officeooo:paragraph-rsid="003fd754" style:font-size-asian="16pt" style:font-weight-asian="normal" style:font-size-complex="16pt" style:font-weight-complex="normal"/>
    </style:style>
    <style:style style:name="P2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2pt" style:text-underline-style="none" fo:font-weight="normal" officeooo:rsid="002c780b" officeooo:paragraph-rsid="003fd754" style:font-size-asian="16pt" style:font-weight-asian="normal" style:font-size-complex="16pt" style:font-weight-complex="normal"/>
    </style:style>
    <style:style style:name="P2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2pt" fo:font-style="normal" style:text-underline-style="none" fo:font-weight="normal" officeooo:rsid="001a8573" officeooo:paragraph-rsid="003fd754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erif" fo:font-size="12pt" style:text-underline-style="solid" style:text-underline-width="auto" style:text-underline-color="font-color" fo:font-weight="normal" officeooo:rsid="00115da9" officeooo:paragraph-rsid="003fd754" style:font-size-asian="16pt" style:font-weight-asian="normal" style:font-size-complex="16pt" style:font-weight-complex="normal"/>
    </style:style>
    <style:style style:name="P23" style:family="paragraph" style:parent-style-name="Standard">
      <loext:graphic-properties draw:fill="none"/>
      <style:paragraph-properties fo:margin-left="0.5in" fo:margin-right="0.4366in" fo:text-align="start" style:justify-single-word="false" fo:text-indent="0in" style:auto-text-indent="false" fo:background-color="transparent"/>
      <style:text-properties style:font-name="Liberation Serif" fo:font-size="12pt" style:text-underline-style="none" fo:font-weight="normal" officeooo:rsid="0025ae3a" officeooo:paragraph-rsid="0038b864" style:font-size-asian="16pt" style:font-weight-asian="normal" style:font-size-complex="16pt" style:font-weight-complex="normal"/>
    </style:style>
    <style:style style:name="P24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style style:name="P25" style:family="paragraph" style:parent-style-name="Header">
      <style:paragraph-properties fo:text-align="end" style:justify-single-word="false"/>
      <style:text-properties fo:font-size="18pt" officeooo:paragraph-rsid="006c4bf0" style:font-size-asian="18pt" style:font-size-complex="18pt"/>
    </style:style>
    <style:style style:name="P26" style:family="paragraph" style:parent-style-name="Header">
      <style:paragraph-properties fo:text-align="center" style:justify-single-word="false"/>
      <style:text-properties style:font-name="Liberation Serif" fo:font-size="18pt" fo:font-style="normal" fo:font-weight="normal" officeooo:rsid="000fcb42" officeooo:paragraph-rsid="006fd20e" style:font-size-asian="18pt" style:font-style-asian="normal" style:font-weight-asian="normal" style:font-size-complex="18pt" style:font-style-complex="normal" style:font-weight-complex="normal"/>
    </style:style>
    <style:style style:name="P27" style:family="paragraph" style:parent-style-name="Header">
      <style:paragraph-properties fo:text-align="center" style:justify-single-word="false"/>
      <style:text-properties style:font-name="Liberation Serif" fo:font-size="24pt" fo:font-style="normal" fo:font-weight="bold" officeooo:rsid="006fd20e" officeooo:paragraph-rsid="006fd20e" style:font-size-asian="24pt" style:font-style-asian="normal" style:font-weight-asian="bold" style:font-size-complex="24pt" style:font-style-complex="normal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2c780b" officeooo:paragraph-rsid="002c780b" style:font-size-asian="16pt" style:font-weight-asian="normal" style:font-size-complex="16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officeooo:rsid="006e46fd" officeooo:paragraph-rsid="006e46fd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6pt" officeooo:rsid="001331b3" officeooo:paragraph-rsid="001331b3" style:font-size-asian="20pt" style:font-size-complex="20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2447a2" officeooo:paragraph-rsid="006fd20e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6pt" fo:font-style="italic" fo:font-weight="bold" officeooo:rsid="000fcb42" officeooo:paragraph-rsid="003fd754" style:font-size-asian="20pt" style:font-style-asian="italic" style:font-weight-asian="bold" style:font-size-complex="20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6pt" fo:font-style="normal" fo:font-weight="bold" officeooo:rsid="001331b3" officeooo:paragraph-rsid="001331b3" style:font-size-asian="20pt" style:font-style-asian="normal" style:font-weight-asian="bold" style:font-size-complex="20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0f8654"/>
    </style:style>
    <style:style style:name="P35" style:family="paragraph" style:parent-style-name="Standard">
      <style:paragraph-properties fo:text-align="start" style:justify-single-word="false"/>
      <style:text-properties officeooo:paragraph-rsid="006fd20e"/>
    </style:style>
    <style:style style:name="P36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70418d"/>
    </style:style>
    <style:style style:name="P37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rsid="006fd20e" officeooo:paragraph-rsid="006fd20e"/>
    </style:style>
    <style:style style:name="P38" style:family="paragraph" style:parent-style-name="Standard" style:master-page-name="">
      <loext:graphic-properties draw:fill="none"/>
      <style:paragraph-properties fo:margin-left="0.5in" fo:margin-right="0.4366in" fo:text-align="start" style:justify-single-word="false" fo:text-indent="0in" style:auto-text-indent="false" style:page-number="auto" fo:background-color="transparent"/>
      <style:text-properties fo:font-weight="bold" officeooo:paragraph-rsid="006ed62d" style:font-weight-asian="bold" style:font-weight-complex="bold"/>
    </style:style>
    <style:style style:name="P39" style:family="paragraph" style:parent-style-name="Standard" style:master-page-name="">
      <loext:graphic-properties draw:fill="none"/>
      <style:paragraph-properties fo:margin-left="0.5in" fo:margin-right="0.4366in" fo:text-align="start" style:justify-single-word="false" fo:text-indent="0in" style:auto-text-indent="false" style:page-number="auto" fo:background-color="transparent"/>
      <style:text-properties style:font-name="Liberation Serif" fo:font-size="12pt" officeooo:rsid="006d3646" officeooo:paragraph-rsid="006d3646" style:font-size-asian="16pt" style:font-size-complex="16pt"/>
    </style:style>
    <style:style style:name="P40" style:family="paragraph" style:parent-style-name="Standard" style:master-page-name="">
      <loext:graphic-properties draw:fill="none"/>
      <style:paragraph-properties fo:margin-left="0.5in" fo:margin-right="0.4366in" fo:text-align="start" style:justify-single-word="false" fo:text-indent="0in" style:auto-text-indent="false" style:page-number="auto" fo:background-color="transparent"/>
      <style:text-properties style:font-name="Liberation Serif" fo:font-size="12pt" style:text-underline-style="none" fo:font-weight="normal" officeooo:rsid="006e46fd" officeooo:paragraph-rsid="006e46fd" style:font-size-asian="16pt" style:font-weight-asian="normal" style:font-size-complex="16pt" style:font-weight-complex="normal"/>
    </style:style>
    <style:style style:name="P41" style:family="paragraph" style:parent-style-name="Standard">
      <loext:graphic-properties draw:fill="none"/>
      <style:paragraph-properties fo:margin-left="0.5in" fo:margin-right="0.4366in" fo:text-align="start" style:justify-single-word="false" fo:text-indent="0in" style:auto-text-indent="false" fo:background-color="transparent"/>
      <style:text-properties officeooo:paragraph-rsid="006ed62d"/>
    </style:style>
    <style:style style:name="P42" style:family="paragraph" style:parent-style-name="Standard">
      <loext:graphic-properties draw:fill="none"/>
      <style:paragraph-properties fo:margin-left="0.5in" fo:margin-right="0.4366in" fo:text-align="start" style:justify-single-word="false" fo:text-indent="0in" style:auto-text-indent="false" fo:background-color="transparent"/>
      <style:text-properties officeooo:paragraph-rsid="006fd20e"/>
    </style:style>
    <style:style style:name="P43" style:family="paragraph" style:parent-style-name="Standard">
      <loext:graphic-properties draw:fill="none"/>
      <style:paragraph-properties fo:margin-left="0.5in" fo:margin-right="0.4366in" fo:text-align="start" style:justify-single-word="false" fo:text-indent="0in" style:auto-text-indent="false" fo:background-color="transparent"/>
      <style:text-properties fo:font-weight="bold" officeooo:paragraph-rsid="006ed62d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.5in" fo:margin-right="0.4366in" fo:text-align="start" style:justify-single-word="false" fo:text-indent="0in" style:auto-text-indent="false" fo:background-color="transparent"/>
      <style:text-properties style:font-name="Liberation Serif" fo:font-size="12pt" fo:font-style="normal" style:text-underline-style="none" fo:font-weight="normal" officeooo:rsid="003624aa" officeooo:paragraph-rsid="006fd20e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.5in" fo:margin-right="0.4366in" fo:text-align="start" style:justify-single-word="false" fo:text-indent="0in" style:auto-text-indent="false" fo:background-color="transparent"/>
      <style:text-properties officeooo:rsid="003d09a6" officeooo:paragraph-rsid="006ed62d"/>
    </style:style>
    <style:style style:name="P46" style:family="paragraph" style:parent-style-name="Standard" style:master-page-name="">
      <loext:graphic-properties draw:fill="none"/>
      <style:paragraph-properties fo:margin-left="0.5in" fo:margin-right="0.4366in" fo:text-align="start" style:justify-single-word="false" fo:text-indent="0in" style:auto-text-indent="false" style:page-number="auto" fo:background-color="transparent"/>
      <style:text-properties officeooo:paragraph-rsid="006fd20e"/>
    </style:style>
    <style:style style:name="P47" style:family="paragraph" style:parent-style-name="Standard" style:master-page-name="">
      <loext:graphic-properties draw:fill="none"/>
      <style:paragraph-properties fo:margin-left="0.5in" fo:margin-right="0.4366in" fo:text-align="start" style:justify-single-word="false" fo:text-indent="0in" style:auto-text-indent="false" style:page-number="auto" fo:background-color="transparent"/>
      <style:text-properties officeooo:paragraph-rsid="006fd20e"/>
    </style:style>
    <style:style style:name="P4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2pt" style:text-underline-style="solid" style:text-underline-width="auto" style:text-underline-color="font-color" fo:font-weight="normal" officeooo:rsid="001a8573" officeooo:paragraph-rsid="003fd754" style:font-size-asian="16pt" style:font-weight-asian="normal" style:font-size-complex="16pt" style:font-weight-complex="normal"/>
    </style:style>
    <style:style style:name="P4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2pt" style:text-underline-style="none" fo:font-weight="normal" officeooo:rsid="001a8573" officeooo:paragraph-rsid="003fd754" style:font-size-asian="16pt" style:font-weight-asian="normal" style:font-size-complex="16pt" style:font-weight-complex="normal"/>
    </style:style>
    <style:style style:name="P50" style:family="paragraph" style:parent-style-name="Standard">
      <loext:graphic-properties draw:fill="none"/>
      <style:paragraph-properties fo:margin-left="0in" fo:margin-right="0.4366in" fo:text-align="start" style:justify-single-word="false" fo:text-indent="0in" style:auto-text-indent="false" fo:background-color="transparent"/>
      <style:text-properties style:font-name="Liberation Serif" fo:font-size="16pt" style:text-underline-style="none" fo:font-weight="normal" officeooo:rsid="002cbe23" officeooo:paragraph-rsid="006fd20e" style:font-size-asian="16pt" style:font-weight-asian="normal" style:font-size-complex="16pt" style:font-weight-complex="normal"/>
    </style:style>
    <style:style style:name="P51" style:family="paragraph" style:parent-style-name="Standard">
      <style:paragraph-properties fo:text-align="start" style:justify-single-word="false" fo:break-before="page"/>
      <style:text-properties style:font-name="Liberation Serif" fo:font-size="16pt" style:text-underline-style="none" fo:font-weight="bold" officeooo:rsid="002447a2" officeooo:paragraph-rsid="002c780b" style:font-size-asian="20pt" style:font-weight-asian="bold" style:font-size-complex="20pt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style:font-name="Liberation Serif" fo:font-size="16pt" fo:font-style="normal" fo:font-weight="bold" officeooo:rsid="001331b3" officeooo:paragraph-rsid="001331b3" style:font-size-asian="20pt" style:font-style-asian="normal" style:font-weight-asian="bold" style:font-size-complex="20pt" style:font-style-complex="normal" style:font-weight-complex="bold"/>
    </style:style>
    <style:style style:name="P53" style:family="paragraph">
      <style:paragraph-properties fo:text-align="center"/>
      <style:text-properties fo:font-size="12pt"/>
    </style:style>
    <style:style style:name="T1" style:family="text">
      <style:text-properties officeooo:rsid="00201d41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23c78"/>
    </style:style>
    <style:style style:name="T4" style:family="text">
      <style:text-properties style:text-underline-style="none" officeooo:rsid="0013fd0b"/>
    </style:style>
    <style:style style:name="T5" style:family="text">
      <style:text-properties style:text-underline-style="none" officeooo:rsid="002c780b"/>
    </style:style>
    <style:style style:name="T6" style:family="text">
      <style:text-properties style:text-underline-style="none" officeooo:rsid="0036df50"/>
    </style:style>
    <style:style style:name="T7" style:family="text">
      <style:text-properties style:text-underline-style="none" officeooo:rsid="0038b864"/>
    </style:style>
    <style:style style:name="T8" style:family="text">
      <style:text-properties style:text-underline-style="none" officeooo:rsid="003a298b"/>
    </style:style>
    <style:style style:name="T9" style:family="text">
      <style:text-properties style:text-underline-style="none" officeooo:rsid="006fd20e"/>
    </style:style>
    <style:style style:name="T10" style:family="text">
      <style:text-properties officeooo:rsid="001331b3"/>
    </style:style>
    <style:style style:name="T11" style:family="text">
      <style:text-properties officeooo:rsid="0028e8c5"/>
    </style:style>
    <style:style style:name="T12" style:family="text">
      <style:text-properties officeooo:rsid="002c780b"/>
    </style:style>
    <style:style style:name="T13" style:family="text">
      <style:text-properties officeooo:rsid="0036df50"/>
    </style:style>
    <style:style style:name="T14" style:family="text">
      <style:text-properties officeooo:rsid="0038b864"/>
    </style:style>
    <style:style style:name="T15" style:family="text">
      <style:text-properties officeooo:rsid="003a298b"/>
    </style:style>
    <style:style style:name="T16" style:family="text">
      <style:text-properties style:font-name="Liberation Serif" style:text-underline-style="none" fo:font-weight="normal" officeooo:rsid="003a298b" style:font-weight-asian="normal" style:font-weight-complex="normal"/>
    </style:style>
    <style:style style:name="T17" style:family="text">
      <style:text-properties style:font-name="Liberation Serif" style:text-underline-style="none" fo:font-weight="normal" officeooo:rsid="006e46fd" style:font-weight-asian="normal" style:font-weight-complex="normal"/>
    </style:style>
    <style:style style:name="T18" style:family="text">
      <style:text-properties style:font-name="Liberation Serif" fo:font-weight="normal" officeooo:rsid="0042cea8" style:font-weight-asian="normal" style:font-weight-complex="normal"/>
    </style:style>
    <style:style style:name="T19" style:family="text">
      <style:text-properties style:font-name="Liberation Serif" fo:font-weight="normal" officeooo:rsid="006fd20e" style:font-weight-asian="normal" style:font-weight-complex="normal"/>
    </style:style>
    <style:style style:name="T20" style:family="text">
      <style:text-properties style:font-name="Liberation Serif" fo:font-size="16pt" style:text-underline-style="none" fo:font-weight="bold" officeooo:rsid="006fd20e" style:font-size-asian="16pt" style:font-weight-asian="bold" style:font-size-complex="16pt" style:font-weight-complex="bold"/>
    </style:style>
    <style:style style:name="T21" style:family="text">
      <style:text-properties style:font-name="Liberation Serif" fo:font-size="16pt" style:text-underline-style="none" fo:font-weight="bold" officeooo:rsid="002447a2" style:font-size-asian="16pt" style:font-weight-asian="bold" style:font-size-complex="16pt" style:font-weight-complex="bold"/>
    </style:style>
    <style:style style:name="T22" style:family="text">
      <style:text-properties style:font-name="Liberation Serif" fo:font-size="16pt" style:text-underline-style="none" fo:font-weight="bold" officeooo:rsid="002c780b" style:font-size-asian="16pt" style:font-weight-asian="bold" style:font-size-complex="16pt" style:font-weight-complex="bold"/>
    </style:style>
    <style:style style:name="T23" style:family="text">
      <style:text-properties style:font-name="Liberation Serif" fo:font-size="12pt" style:text-underline-style="none" fo:font-weight="normal" style:font-size-asian="16pt" style:font-weight-asian="normal" style:font-size-complex="16pt" style:font-weight-complex="normal"/>
    </style:style>
    <style:style style:name="T24" style:family="text">
      <style:text-properties style:font-name="Liberation Serif" fo:font-size="12pt" style:text-underline-style="none" fo:font-weight="normal" officeooo:rsid="006e46fd" style:font-size-asian="16pt" style:font-weight-asian="normal" style:font-size-complex="16pt" style:font-weight-complex="normal"/>
    </style:style>
    <style:style style:name="T25" style:family="text">
      <style:text-properties style:font-name="Liberation Serif" fo:font-size="12pt" style:text-underline-style="none" fo:font-weight="normal" officeooo:rsid="006ed62d" style:font-size-asian="16pt" style:font-weight-asian="normal" style:font-size-complex="16pt" style:font-weight-complex="normal"/>
    </style:style>
    <style:style style:name="T26" style:family="text">
      <style:text-properties style:font-name="Liberation Serif" fo:font-size="12pt" style:text-underline-style="none" fo:font-weight="normal" officeooo:rsid="006fd20e" style:font-size-asian="16pt" style:font-weight-asian="normal" style:font-size-complex="16pt" style:font-weight-complex="normal"/>
    </style:style>
    <style:style style:name="T27" style:family="text">
      <style:text-properties style:font-name="Liberation Serif" fo:font-size="12pt" style:text-underline-style="none" fo:font-weight="normal" officeooo:rsid="0070418d" style:font-size-asian="16pt" style:font-weight-asian="normal" style:font-size-complex="16pt" style:font-weight-complex="normal"/>
    </style:style>
    <style:style style:name="T28" style:family="text">
      <style:text-properties style:font-name="Liberation Serif" fo:font-size="12pt" style:text-underline-style="none" fo:font-weight="bold" officeooo:rsid="006fd20e" style:font-size-asian="16pt" style:font-weight-asian="bold" style:font-size-complex="16pt" style:font-weight-complex="bold"/>
    </style:style>
    <style:style style:name="T29" style:family="text">
      <style:text-properties style:font-name="Liberation Serif" fo:font-size="12pt" style:text-underline-style="none" fo:font-weight="bold" officeooo:rsid="0070418d" style:font-size-asian="16pt" style:font-weight-asian="bold" style:font-size-complex="16pt" style:font-weight-complex="bold"/>
    </style:style>
    <style:style style:name="T30" style:family="text">
      <style:text-properties officeooo:rsid="006c4bf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fcb42" style:font-weight-asian="bold" style:font-weight-complex="bold"/>
    </style:style>
    <style:style style:name="T33" style:family="text">
      <style:text-properties officeooo:rsid="006e46fd"/>
    </style:style>
    <style:style style:name="T34" style:family="text">
      <style:text-properties officeooo:rsid="006fd20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vg:stroke-width="0.0201in" svg:stroke-color="#8d281e" draw:marker-start-width="0.2008in" draw:marker-end-width="0.2008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-start text:name="__DdeLink__442_2619706688"/><text:bookmark-start text:name="__DdeLink__440_2619706688"/><text:bookmark-end text:name="__DdeLink__440_2619706688"/></text:p>
      <text:p text:style-name="P27">Lil String</text:p>
      <text:p text:style-name="P26"><text:span text:style-name="T10">Software Design Document </text:span></text:p>
      <text:p text:style-name="P7"/>
      <text:p text:style-name="P7"><text:span text:style-name="T30">Table of </text:span>Contents</text:p>
      <text:p text:style-name="P8"/>
      <text:p text:style-name="P12">Section <text:span text:style-name="T13">- </text:span>1</text:p>
      <text:p text:style-name="P17">1.1 Project Description</text:p>
      <text:p text:style-name="P22"><text:span text:style-name="T4"><text:tab/></text:span><text:span text:style-name="T3">1.2 Revision History</text:span></text:p>
      <text:p text:style-name="P10"/>
      <text:p text:style-name="P12">Section <text:span text:style-name="T13">- </text:span>2</text:p>
      <text:p text:style-name="P15"><text:span text:style-name="T3">2.1 </text:span><text:span text:style-name="T5">Overview</text:span></text:p>
      <text:p text:style-name="P18"><text:span text:style-name="T3">2.2 </text:span><text:span text:style-name="T5">Design Goals</text:span></text:p>
      <text:p text:style-name="P19"><text:span text:style-name="T9">2</text:span><text:span text:style-name="T5">.</text:span><text:span text:style-name="T9">3</text:span><text:span text:style-name="T5"> </text:span><text:span text:style-name="T2">System </text:span><text:span text:style-name="T5">Behavior</text:span></text:p>
      <text:p text:style-name="P20"><text:span text:style-name="T34">2.4</text:span> Logical View</text:p>
      <text:p text:style-name="P49"/>
      <text:p text:style-name="P13"><text:span text:style-name="T2">Section </text:span><text:span text:style-name="T6">- </text:span><text:span text:style-name="T9">3</text:span></text:p>
      <text:p text:style-name="P16"><text:span text:style-name="T9">3</text:span><text:span text:style-name="T2">.1 </text:span><text:span text:style-name="T7">User Interaction</text:span></text:p>
      <text:p text:style-name="P19"><text:span text:style-name="T9">3</text:span><text:span text:style-name="T2">.</text:span><text:span text:style-name="T8">2</text:span><text:span text:style-name="T2"> User Function Description</text:span></text:p>
      <text:p text:style-name="P21"><text:bookmark-end text:name="__DdeLink__442_2619706688"/></text:p>
      <text:p text:style-name="P52"/>
      <text:p text:style-name="P33"><text:bookmark-start text:name="__DdeLink__452_2619706688"/>1.1 Project Description</text:p>
      <text:p text:style-name="P39">This is a data structure written in C++ with an emphasis on performance. It stores strings from the standard library.</text:p>
      <text:p text:style-name="P4"/>
      <text:p text:style-name="P4"><text:span text:style-name="T31">1.2 </text:span><text:span text:style-name="T32">Revision History</text:span><text:bookmark-end text:name="__DdeLink__452_2619706688"/></text:p>
      <text:p text:style-name="P6"/>
      <text:p text:style-name="P5"><draw:frame draw:style-name="fr1" draw:name="Object1" text:anchor-type="paragraph" svg:x="-0.0071in" svg:y="0.0047in" svg:width="6.7181in" svg:height="6.5291in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1"><text:bookmark-start text:name="__DdeLink__464_2619706688"/>2.1 <text:span text:style-name="T12">Overview</text:span></text:p>
      <text:p text:style-name="P40"><text:bookmark-start text:name="__DdeLink__430_2619706688"/>L<text:bookmark-end text:name="__DdeLink__430_2619706688"/>il String is a C++ library template designed to be incorporated into other data structures. It prioritizes performance of the string operations over extensive features and functionality.</text:p>
      <text:p text:style-name="P9"/>
      <text:p text:style-name="P2">2.<text:span text:style-name="T11">2</text:span> <text:span text:style-name="T12">Design Goals</text:span></text:p>
      <text:list xml:id="list3267171583" text:style-name="L1">
        <text:list-item>
          <text:p text:style-name="P28">Minimal complexity of design <text:span text:style-name="T33">and development effort</text:span></text:p>
        </text:list-item>
        <text:list-item>
          <text:p text:style-name="P29">Emphasizes speed in performing all string operations<text:bookmark-end text:name="__DdeLink__464_2619706688"/></text:p>
        </text:list-item>
        <text:list-item>
          <text:p text:style-name="P29">Smallest reasonable memory footprint of string and member functions</text:p>
        </text:list-item>
      </text:list>
      <text:p text:style-name="P11"/>
      <text:p text:style-name="P31"><text:span text:style-name="T34">2</text:span>.<text:span text:style-name="T34">3</text:span> <text:span text:style-name="T12">System Behavior</text:span></text:p>
      <text:p text:style-name="P46"><text:span text:style-name="T25">The </text:span><text:span text:style-name="T24">Lil String library is expected to run operations quickly and without many system resources. A small set of functions are available that perform opaque internal operations.</text:span><text:bookmark text:name="__DdeLink__587_877623211"/></text:p>
      <text:p text:style-name="P42"><text:span text:style-name="T24"/></text:p>
      <text:p text:style-name="P35"><text:span text:style-name="T20">2</text:span><text:span text:style-name="T21">.</text:span><text:span text:style-name="T20">4</text:span><text:span text:style-name="T21"> </text:span><text:span text:style-name="T22">Logical View</text:span></text:p>
      <text:p text:style-name="P46"><text:span text:style-name="T25">Lil Strings are std::string-like wrappers around character arrays, but without much of the underlying machinery (no STL structures, etc). Essentially a stripped down version of the C++ std::string, the LilStr class contains the character array, some informational variables and handles, and member functions.</text:span><text:bookmark text:name="__DdeLink__595_2019420777"/></text:p>
      <text:p text:style-name="P44"/>
      <text:p text:style-name="P50"/>
      <text:p text:style-name="P51"><text:bookmark-start text:name="__DdeLink__466_2619706688"/></text:p>
      <text:p text:style-name="P3"><text:span text:style-name="T34">3</text:span>.<text:span text:style-name="T12">1</text:span> <text:span text:style-name="T14">User Interaction Overview</text:span></text:p>
      <text:p text:style-name="P42"><text:span text:style-name="T26">Lil Strings are manipulated almost identically to standard C++ strings. </text:span><text:span text:style-name="T27">Some functions have been omitted for the sake of code and time complexity, but all essential basic string functions are available.</text:span><text:span text:style-name="T26"> Some </text:span><text:span text:style-name="T29">notable exceptions</text:span><text:span text:style-name="T26"> include:</text:span></text:p>
      <text:list xml:id="list1323179086" text:style-name="L3">
        <text:list-item>
          <text:p text:style-name="P37"><text:span text:style-name="T27">all </text:span><text:span text:style-name="T23">overloaded operators (including operator= and operator[])</text:span></text:p>
        </text:list-item>
        <text:list-item>
          <text:p text:style-name="P37"><text:span text:style-name="T23">all iterators</text:span></text:p>
        </text:list-item>
        <text:list-item>
          <text:p text:style-name="P36"><text:span text:style-name="T27">functions swap(), pop(), data(), copy(), find(), substr(), and compare()</text:span></text:p>
        </text:list-item>
      </text:list>
      <text:p text:style-name="P23"/>
      <text:p text:style-name="P3"><text:span text:style-name="T34">3</text:span>.<text:span text:style-name="T15">2</text:span> <text:span text:style-name="T14">User Function Descriptions</text:span></text:p>
      <text:p text:style-name="P38">Members</text:p>
      <text:p text:style-name="P41"><text:s text:c="4"/>- <text:span text:style-name="T33">s</text:span>ize (int) - length of the stored string</text:p>
      <text:p text:style-name="P41"><text:s text:c="4"/>- <text:span text:style-name="T33">c</text:span>apacity (int) - longest string capable of being stored</text:p>
      <text:p text:style-name="P41"><text:s text:c="4"/>- <text:span text:style-name="T33">s</text:span>tart (char ptr) - first character in the string</text:p>
      <text:p text:style-name="P41"><text:s text:c="4"/>- <text:span text:style-name="T33">e</text:span>nd (char ptr) - last character in the string</text:p>
      <text:p text:style-name="P41"><text:s text:c="4"/>- <text:span text:style-name="T33">e</text:span>mpty (Boolean) - flag for zero length the string</text:p>
      <text:p text:style-name="P43">Operations</text:p>
      <text:p text:style-name="P41"><text:s text:c="4"/>- <text:span text:style-name="T33">c</text:span>reate (char ptr) - constructs a LilStr object from a character array</text:p>
      <text:p text:style-name="P41"><text:s text:c="4"/>- <text:span text:style-name="T33">g</text:span>et (int) - returns a character at the given index within the string</text:p>
      <text:p text:style-name="P41"><text:s text:c="4"/>- <text:span text:style-name="T33">a</text:span>ppend (char) - adds the character to the end of the string</text:p>
      <text:p text:style-name="P41"><text:s text:c="4"/>- <text:span text:style-name="T33">r</text:span>eplace (char, int) - inserts the character at the given index, overwriting previous</text:p>
      <text:p text:style-name="P41"><text:s text:c="4"/>- <text:span text:style-name="T33">r</text:span>esize (int) - shrinks/grows capacity to given value, min value is size</text:p>
      <text:p text:style-name="P41"><text:s text:c="4"/>- <text:span text:style-name="T33">p</text:span>rint (int) - Outputs data to console, given value determines verbosity level</text:p>
      <text:p text:style-name="P45"><text:bookmark-end text:name="__DdeLink__466_2619706688"/><text:span text:style-name="T16"><text:s text:c="4"/>- </text:span><text:span text:style-name="T17">c</text:span><text:span text:style-name="T16">lear () - resets the LilStr object to a clean state, deleting all dat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8pt" officeooo:paragraph-rsid="006c4bf0" style:font-size-asian="18pt" style:font-size-complex="18pt"/>
    </style:style>
    <style:style style:name="MP2" style:family="paragraph">
      <style:paragraph-properties fo:text-align="center"/>
      <style:text-properties fo:font-size="12pt"/>
    </style:style>
    <style:style style:name="MP3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style:font-name="Liberation Serif" fo:font-weight="normal" officeooo:rsid="0042cea8" style:font-weight-asian="normal" style:font-weight-complex="normal"/>
    </style:style>
    <style:style style:name="MT2" style:family="text">
      <style:text-properties style:font-name="Liberation Serif" fo:font-weight="normal" officeooo:rsid="006fd20e" style:font-weight-asian="normal" style:font-weight-complex="normal"/>
    </style:style>
    <style:style style:name="MT3" style:family="text">
      <style:text-properties officeooo:rsid="00201d41"/>
    </style:style>
    <style:style style:name="Mgr1" style:family="graphic">
      <style:graphic-properties svg:stroke-width="0.0201in" svg:stroke-color="#8d281e" draw:marker-start-width="0.2008in" draw:marker-end-width="0.2008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3" draw:name="Shape1" draw:style-name="Mgr1" draw:text-style-name="MP2" svg:x1="-0.0106in" svg:y1="0.3236in" svg:x2="6.739in" svg:y2="0.3236in"><text:p/></draw:line><text:span text:style-name="MT1">v</text:span><text:span text:style-name="MT2">0</text:span></text:p>
      </style:header>
      <style:footer>
        <text:p text:style-name="MP3"><draw:line text:anchor-type="paragraph" draw:z-index="7" draw:name="Shape1" draw:style-name="Mgr1" draw:text-style-name="MP2" svg:x1="-0.0106in" svg:y1="0.4547in" svg:x2="6.739in" svg:y2="0.4547in"><text:p/></draw:line><text:span text:style-name="MT3">Page </text:span><text:page-number text:select-page="current">4</text:page-number><text:span text:style-name="MT3"><text:s/>of </text:span><text:span text:style-name="MT3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4-18T22:27:18.872268647</meta:creation-date>
    <meta:generator>LibreOffice/7.0.1.2$Linux_X86_64 LibreOffice_project/00$Build-2</meta:generator>
    <dc:date>2020-09-21T06:01:22.479660810</dc:date>
    <meta:editing-duration>PT10H19M21S</meta:editing-duration>
    <meta:editing-cycles>25</meta:editing-cycles>
    <meta:document-statistic meta:table-count="0" meta:image-count="0" meta:object-count="1" meta:page-count="4" meta:paragraph-count="49" meta:word-count="416" meta:character-count="2588" meta:non-whitespace-character-count="2177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5311in"/>
    </style:style>
    <style:style style:name="co3" style:family="table-column">
      <style:table-column-properties fo:break-before="auto" style:column-width="1.7602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fo:padding="0in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style:text-align-source="fix" style:repeat-content="false" fo:border="0.99pt solid #000000" fo:padding="0in" style:vertical-align="middle"/>
      <style:paragraph-properties fo:text-align="center" fo:margin-left="0in"/>
      <style:text-properties fo:font-size="4.5pt" style:font-size-asian="4.5pt" style:font-size-complex="4.5pt"/>
    </style:style>
    <style:style style:name="ce3" style:family="table-cell" style:parent-style-name="Default">
      <style:table-cell-properties style:text-align-source="fix" style:repeat-content="false" fo:border="none" fo:padding="0in" style:vertical-align="middle"/>
      <style:paragraph-properties fo:text-align="center" fo:margin-left="0in"/>
      <style:text-properties fo:font-size="4.5pt" style:font-size-asian="4.5pt" style:font-size-complex="4.5pt"/>
    </style:style>
    <style:style style:name="ce4" style:family="table-cell" style:parent-style-name="Default">
      <style:table-cell-properties style:text-align-source="fix" style:repeat-content="false" fo:padding="0in" style:vertical-align="middle"/>
      <style:paragraph-properties fo:text-align="center" fo:margin-left="0in"/>
      <style:text-properties fo:font-size="4.5pt" style:font-size-asian="4.5pt" style:font-size-complex="4.5pt"/>
    </style:style>
    <style:style style:name="ce5" style:family="table-cell" style:parent-style-name="Default">
      <style:table-cell-properties style:text-align-source="fix" style:repeat-content="false" fo:padding="0in" style:vertical-align="middle"/>
      <style:paragraph-properties fo:text-align="center" fo:margin-left="0in"/>
      <style:text-properties fo:font-size="6pt" style:font-size-asian="6pt" style:font-size-complex="6pt"/>
    </style:style>
    <style:style style:name="ce9" style:family="table-cell" style:parent-style-name="Default">
      <style:table-cell-properties fo:padding="0in"/>
      <style:text-properties fo:font-size="6pt" style:font-size-asian="6pt" style:font-size-complex="6pt"/>
    </style:style>
    <style:style style:name="ce10" style:family="table-cell" style:parent-style-name="Default">
      <style:table-cell-properties fo:padding="0in"/>
      <style:text-properties fo:font-size="4.5pt" style:font-size-asian="4.5pt" style:font-size-complex="4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0" table:default-cell-style-name="ce4"/>
        <table:table-column table:style-name="co5" table:number-columns-repeated="959" table:default-cell-style-name="ce10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escription of Changes</text:p>
          </table:table-cell>
          <table:table-cell table:style-name="ce1" office:value-type="string" calcext:value-type="string">
            <text:p>Author</text:p>
          </table:table-cell>
          <table:table-cell table:style-name="ce5" table:number-columns-repeated="60"/>
          <table:table-cell table:style-name="ce9" table:number-columns-repeated="95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1 Sep 2020</text:p>
          </table:table-cell>
          <table:table-cell table:style-name="ce2" office:value-type="string" calcext:value-type="string">
            <text:p>Initial </text:p>
            <text:p>Version of </text:p>
            <text:p>Document</text:p>
          </table:table-cell>
          <table:table-cell table:style-name="ce2" office:value-type="string" calcext:value-type="string">
            <text:p>Chris Mabon</text:p>
          </table:table-cell>
          <table:table-cell table:number-columns-repeated="1019"/>
        </table:table-row>
        <table:table-row table:style-name="ro1" table:number-rows-repeated="11">
          <table:table-cell table:style-name="ce2" table:number-columns-repeated="4"/>
          <table:table-cell table:number-columns-repeated="1019"/>
        </table:table-row>
        <table:table-row table:style-name="ro1" table:number-rows-repeated="7">
          <table:table-cell table:style-name="ce3" table:number-columns-repeated="4"/>
          <table:table-cell table:number-columns-repeated="1019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03:40:49.445413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